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0.002cm solid #000000" fo:border-bottom="none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style:vertical-align="" fo:padding="0.097cm" fo:border="none"/>
    </style:style>
    <style:style style:name="Tabla1.A5" style:family="table-cell">
      <style:table-cell-properties fo:padding="0.097cm" fo:border-left="none" fo:border-right="none" fo:border-top="0.002cm solid #000000" fo:border-bottom="0.002cm solid #000000"/>
    </style:style>
    <style:style style:name="Tabla1.6" style:family="table-row"/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style:font-size-asian="5pt" style:font-name-complex="Lucida Sans" style:font-size-complex="5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5pt" fo:font-weight="normal" style:font-size-asian="5pt" style:font-weight-asian="normal" style:font-size-complex="5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5pt" fo:font-weight="normal" style:font-size-asian="5pt" style:font-weight-asian="normal" style:font-name-complex="Lucida Sans" style:font-size-complex="5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5pt" style:font-size-asian="5pt" style:font-name-complex="Lucida Sans" style:font-size-complex="5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/>
    </style:style>
    <style:style style:name="T21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-6% 100%" fo:font-size="5pt" fo:letter-spacing="0.004cm" style:font-size-asian="5pt" style:font-size-complex="5pt"/>
    </style:style>
    <style:style style:name="T23" style:family="text">
      <style:text-properties fo:color="#000000" fo:letter-spacing="0.004cm"/>
    </style:style>
    <style:style style:name="T24" style:family="text">
      <style:text-properties fo:color="#000000" fo:letter-spacing="0.004cm" fo:font-style="normal" style:font-style-asian="normal" style:font-style-complex="normal"/>
    </style:style>
    <style:style style:name="T25" style:family="text">
      <style:text-properties fo:color="#000000" style:text-position="-5% 100%" fo:letter-spacing="-0.007cm"/>
    </style:style>
    <style:style style:name="T26" style:family="text">
      <style:text-properties fo:color="#000000" fo:letter-spacing="-0.007cm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letter-spacing="-0.009cm"/>
    </style:style>
    <style:style style:name="T29" style:family="text">
      <style:text-properties fo:letter-spacing="-0.016cm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1"><text:text-input text:description="&lt;if test=&quot;print_code and o.state != 'draft'&quot;&gt;">39</text:text-input></text:span><text:span text:style-name="T31">Código N </text:span><text:span text:style-name="T31"><text:text-input text:description="&lt;force_code or o.document_type_id.code&gt;">39</text:text-input></text:span><text:span text:style-name="T31"><text:text-input text:description="&lt;/if&gt;">/if</text:text-input></text:span><text:span text:style-name="T31"><text:text-input text:description="&lt;if test=&quot;not print_code&quot;&gt;">39</text:text-input></text:span><text:span text:style-name="T31"><text:text-input text:description="&lt;legend&gt;">legend</text:text-input></text:span><text:span text:style-name="T31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5"><text:placeholder text:placeholder-type="text">&lt;if test="print_header"&gt;</text:placeholder></text:p>
            <text:p text:style-name="P15"><text:placeholder text:placeholder-type="text">&lt;company.report_company_name or company.name&gt;</text:placeholder></text:p>
            <text:p text:style-name="P8"><text:span text:style-name="T24"><text:text-input text:description="&lt;if test=&quot;print_header&quot;&gt;">IF2</text:text-input></text:span><text:span text:style-name="T27">CUIT</text:span>: <text:text-input text:description="&lt;company.partner_id.commercial_partner_id.cuit&gt;">20-31393297-9</text:text-input><text:span text:style-name="T24"><text:text-input text:description="&lt;/if&gt;">&lt;/if&gt;</text:text-input></text:span></text:p>
            <text:p text:style-name="P7"><text:span text:style-name="T23"><text:text-input text:description="&lt;if test=&quot;print_header&quot;&gt;">IF2</text:text-input></text:span><text:span text:style-name="T26">Ing. Brutos</text:span>: <text:text-input text:description="&lt;company.partner_id.gross_income_number&gt;">EXENTO</text:text-input><text:span text:style-name="T23"><text:text-input text:description="&lt;/if&gt;">&lt;/if&gt;</text:text-input></text:span></text:p>
            <text:p text:style-name="P17"><text:span text:style-name="T16"><text:placeholder text:placeholder-type="text">&lt;company.partner_id.street&gt;</text:placeholder></text:span></text:p>
            <text:p text:style-name="P18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19"><text:span text:style-name="T21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9"><text:span text:style-name="T23"><text:text-input text:description="&lt;if test=&quot;print_header&quot;&gt;">IF2</text:text-input></text:span><text:span text:style-name="T25">Inicio de actividades</text:span><text:span text:style-name="T26">: </text:span><text:span text:style-name="T26"><text:text-input text:description="&lt;if test=&quot;company.partner_id.start_date&quot;&gt;">If</text:text-input></text:span><text:span text:style-name="T26"><text:text-input text:description="&lt;formatLang(company.partner_id.start_date,date='true')&gt;">DD/MM/YYYY</text:text-input></text:span><text:span text:style-name="T26"><text:text-input text:description="&lt;/if&gt;">/if</text:text-input></text:span><text:span text:style-name="T23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0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0"><text:span text:style-name="T20"><text:text-input text:description="&lt;if o.partner_id.commercial_partner_id.main_id_number&gt;">IF2</text:text-input></text:span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text:span text:style-name="T20"><text:text-input text:description="&lt;/if&gt;">&lt;/if&gt;</text:text-input></text:span></text:p>
            <text:p text:style-name="P10"><text:span text:style-name="T8">Dirección</text:span><text:span text:style-name="T1">: </text:span><text:span text:style-name="T1"><text:placeholder text:placeholder-type="text">&lt;partner_address(o.partner_id.commercial_partner_id)&gt;</text:placeholder></text:span></text:p>
            <text:p text:style-name="P10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2" office:value-type="string">
            <text:p text:style-name="P15">Item</text:p>
          </table:table-cell>
          <table:covered-table-cell/>
          <table:table-cell table:style-name="Tabla1.A5" table:number-columns-spanned="2" office:value-type="string">
            <text:p text:style-name="P15">$Unit</text:p>
          </table:table-cell>
          <table:covered-table-cell/>
          <table:table-cell table:style-name="Tabla1.A5" office:value-type="string">
            <text:p text:style-name="P15">Unid</text:p>
          </table:table-cell>
          <table:table-cell table:style-name="Tabla1.A5" office:value-type="string">
            <text:p text:style-name="P15">$Total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for each=&quot;line in o.invoice_line_ids&quot;&gt;">For each line</text:text-input></text:p>
          </table:table-cell>
          <table:covered-table-cell/>
          <table:table-cell table:style-name="Tabla1.A2" table:number-columns-spanned="2" office:value-type="string">
            <text:p text:style-name="P10"/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 table:style-name="Tabla1.6">
          <table:table-cell table:style-name="Tabla1.A2" table:number-columns-spanned="2" office:value-type="string">
            <text:p text:style-name="P3"><text:placeholder text:placeholder-type="text">&lt;line.name&gt;</text:placeholder></text:p>
          </table:table-cell>
          <table:covered-table-cell/>
          <table:table-cell table:style-name="Tabla1.A2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2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2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/for&gt;">End For</text:text-input></text:p>
          </table:table-cell>
          <table:covered-table-cell/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>
          <table:table-cell table:style-name="Tabla1.A1" table:number-columns-spanned="6" office:value-type="string">
            <text:p text:style-name="P25"><text:span text:style-name="T14">TOTAL</text:span><text:span text:style-name="T28"> </text:span><text:span text:style-name="T29"><text:text-input text:description="&lt;o.currency_id.symbol&gt;">USD</text:text-input></text:span><text:span text:style-name="T29"> </text:span><text:span text:style-name="T29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table-cell table:style-name="Tabla1.A2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6:05:56.75</dc:date>
    <dc:creator>David Duprat</dc:creator>
    <meta:editing-duration>PT3H52S</meta:editing-duration>
    <meta:editing-cycles>15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64" meta:character-count="924"/>
  </office:meta>
</office:document-meta>
</file>